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p</mi>
        <mi>j</mi>
      </msub>
      <mrow>
        <mi/>
        <mo stretchy="false">=</mo>
        <mi/>
      </mrow>
      <mfrac>
        <mrow>
          <mo stretchy="false">∂</mo>
          <mi>W</mi>
        </mrow>
        <mrow>
          <mo stretchy="false">∂</mo>
          <msub>
            <mi>q</mi>
            <mi>j</mi>
          </msub>
        </mrow>
      </mfrac>
      <mi/>
      <mtext> ; </mtext>
      <mi/>
      <msub>
        <mrow>
          <mover accent="true">
            <mi>q</mi>
            <mo stretchy="false">̄</mo>
          </mover>
        </mrow>
        <mi>j</mi>
      </msub>
      <mrow>
        <mi/>
        <mo stretchy="false">=</mo>
        <mi/>
      </mrow>
      <mfrac>
        <mrow>
          <mo stretchy="false">∂</mo>
          <mi>W</mi>
        </mrow>
        <mrow>
          <mo stretchy="false">∂</mo>
          <msub>
            <mrow>
              <mover accent="true">
                <mi>p</mi>
                <mo stretchy="false">̄</mo>
              </mover>
            </mrow>
            <mi>j</mi>
          </msub>
        </mrow>
      </mfrac>
      <mi/>
      <mtext> ; </mtext>
      <mi/>
      <mover accent="true">
        <mi>H</mi>
        <mo stretchy="false">̄</mo>
      </mover>
      <mrow>
        <mi/>
        <mo stretchy="false">=</mo>
        <mi/>
      </mrow>
      <mi>H</mi>
      <mrow>
        <mi/>
        <mo stretchy="false">+</mo>
        <mi/>
      </mrow>
      <mfrac>
        <mrow>
          <mo stretchy="false">∂</mo>
          <mi>W</mi>
        </mrow>
        <mrow>
          <mo stretchy="false">∂</mo>
          <mi>t</mi>
        </mrow>
      </mfrac>
      <mrow>
        <mi/>
        <mo stretchy="false">=</mo>
        <mi/>
      </mrow>
      <mi>H</mi>
      <mrow>
        <mo stretchy="false">(</mo>
        <mrow>
          <mover accent="true">
            <mstyle mathvariant="bold">
              <mrow>
                <mi>q</mi>
              </mrow>
            </mstyle>
            <mo stretchy="false">̄</mo>
          </mover>
          <mi>,</mi>
          <mover accent="true">
            <mstyle mathvariant="bold">
              <mrow>
                <mi>p</mi>
              </mrow>
            </mstyle>
            <mo stretchy="false">̄</mo>
          </mover>
        </mrow>
        <mo stretchy="false">)</mo>
      </mrow>
      <mrow>
        <mi/>
        <mo stretchy="false">≡</mo>
        <mi/>
      </mrow>
      <mi>E</mi>
    </mrow>
    <annotation encoding="StarMath 5.0">p_j `=` {partial W} over {partial q_j} `" ; "~ {bar q}_j `=` {partial W} over {partial {bar p}_j} `" ; "~ bar H `=` H `+` {partial W} over {partial t} `=` H(bar bold q , bar bold p) `equiv` 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16:39:33.656000000</meta:creation-date>
    <meta:generator>LibreOffice/4.1.4.2$Windows_x86 LibreOffice_project/0a0440ccc0227ad9829de5f46be37cfb6edcf72</meta:generator>
  </office:meta>
</office:document-meta>
</file>